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style="italic" style:font-size-asian="12pt" style:font-style-asian="italic" style:font-size-complex="12pt"/>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ize="12pt" style:font-name-asian="Wingdings" style:font-size-asian="12pt" style:font-name-complex="Wingdings" style:font-size-complex="12pt"/>
    </style:style>
    <style:style style:name="P4" style:family="paragraph" style:parent-style-name="Standard">
      <style:paragraph-properties fo:text-align="justify" style:justify-single-word="false"/>
    </style:style>
    <style:style style:name="P5" style:family="paragraph" style:parent-style-name="Standard">
      <style:text-properties style:font-name="Calibri" style:font-name-asian="Times New Roman" style:font-name-complex="Calibri"/>
    </style:style>
    <style:style style:name="P6" style:family="paragraph" style:parent-style-name="Standard">
      <style:paragraph-properties fo:text-align="justify" style:justify-single-word="false"/>
      <style:text-properties style:font-name-asian="Wingdings" style:font-name-complex="Wingdings"/>
    </style:style>
    <style:style style:name="P7" style:family="paragraph" style:parent-style-name="Standard" style:master-page-name="Standard">
      <style:paragraph-properties style:page-number="auto"/>
    </style:style>
    <style:style style:name="T1" style:family="text">
      <style:text-properties fo:font-size="12pt" fo:font-weight="bold" style:font-size-asian="12pt" style:font-weight-asian="bold" style:font-size-complex="12pt"/>
    </style:style>
    <style:style style:name="T2" style:family="text">
      <style:text-properties fo:font-size="12pt" fo:font-weight="bold" style:font-name-asian="Wingdings" style:font-size-asian="12pt" style:font-weight-asian="bold" style:font-name-complex="Wingdings" style:font-size-complex="12pt"/>
    </style:style>
    <style:style style:name="T3" style:family="text">
      <style:text-properties fo:font-size="12pt" fo:font-style="italic" style:font-size-asian="12pt" style:font-style-asian="italic" style:font-size-complex="12pt"/>
    </style:style>
    <style:style style:name="T4" style:family="text">
      <style:text-properties fo:font-size="12pt" style:font-size-asian="12pt" style:font-size-complex="12pt"/>
    </style:style>
    <style:style style:name="T5" style:family="text">
      <style:text-properties fo:font-size="12pt" officeooo:rsid="0008e59a" style:font-size-asian="12pt" style:font-size-complex="12pt"/>
    </style:style>
    <style:style style:name="T6" style:family="text">
      <style:text-properties fo:font-size="12pt" style:font-name-asian="Times New Roman" style:font-size-asian="12pt" style:font-size-complex="12pt"/>
    </style:style>
    <style:style style:name="T7" style:family="text">
      <style:text-properties fo:font-size="12pt" style:font-name-asian="Times New Roman" style:font-size-asian="12pt" style:font-name-complex="Times New Roman" style:font-size-complex="12pt"/>
    </style:style>
    <style:style style:name="T8" style:family="text">
      <style:text-properties fo:font-size="12pt" style:font-name-asian="Wingdings" style:font-size-asian="12pt" style:font-name-complex="Wingdings" style:font-size-complex="12pt"/>
    </style:style>
    <style:style style:name="T9" style:family="text">
      <style:text-properties style:font-name-asian="Times New Roman"/>
    </style:style>
    <style:style style:name="T10" style:family="text">
      <style:text-properties style:font-name="Arial" fo:font-size="9.5pt" style:font-name-asian="Times New Roman" style:font-size-asian="9.5pt" style:font-name-complex="Arial" style:font-size-complex="9.5pt"/>
    </style:style>
    <style:style style:name="T11" style:family="text">
      <style:text-properties fo:color="#1155cc" style:font-name="Arial" fo:font-size="9.5pt" style:text-underline-style="solid" style:text-underline-width="auto" style:text-underline-color="font-color" style:font-name-asian="Times New Roman" style:font-size-asian="9.5pt" style:font-name-complex="Arial" style:font-size-complex="9.5pt"/>
    </style:style>
    <style:style style:name="T12" style:family="text">
      <style:text-properties style:font-name="Wingdings" fo:font-size="12pt" style:font-name-asian="Wingdings" style:font-size-asian="12pt" style:font-name-complex="Wingdings" style:font-size-complex="12pt"/>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padding-left="0.1in" fo:padding-right="0.1in" fo:padding-top="0.05in" fo:padding-bottom="0.05in" fo:border="0.74pt solid #000000"/>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TỜ KHAI DÀNH CHO HỌC SINH (1A)</text:span></text:p>
      <text:p text:style-name="Standard"><text:span text:style-name="T3">(Bắt buộc đối với mọi dự án)</text:span></text:p>
      <text:p text:style-name="P1"/>
      <text:p text:style-name="P4"><text:span text:style-name="T4">1) a. Họ và tên học sinh: </text:span><text:span text:style-name="T5">Hồ Tuấn Kiệt</text:span> <text:s/><text:tab/><text:tab/><text:tab/><text:tab/><text:span text:style-name="T4">Lớp: </text:span><text:span text:style-name="T5">11</text:span></text:p>
      <text:p text:style-name="P4"><text:span text:style-name="T4"><text:tab/>Email: </text:span><text:a xlink:type="simple" xlink:href="mailto:tuankiet65@gmail.com" text:style-name="Internet_20_link" text:visited-style-name="Visited_20_Internet_20_Link"><text:span text:style-name="Internet_20_link"><text:span text:style-name="T4">tuankiet65</text:span></text:span></text:a><text:a xlink:type="simple" xlink:href="mailto:tuankiet65@gmail.com" text:style-name="Internet_20_link" text:visited-style-name="Visited_20_Internet_20_Link"><text:span text:style-name="Internet_20_link"><text:span text:style-name="T5">@gmail.com</text:span></text:span></text:a><text:span text:style-name="T4"> <text:tab/><text:tab/><text:tab/><text:tab/>Điện thoại: </text:span><text:span text:style-name="T5">0915.894.548</text:span></text:p>
      <text:p text:style-name="Standard"><text:span text:style-name="T4">2) Tên dự án: </text:span><text:span text:style-name="T9">Nghiên cứu tối ưu hóa phương pháp đánh giá độ nhiễm khuẩn E.coli trên rau sống và phương pháp diệt khuẩn E.coli thuận tiện, hiệu quả, giúp rau sống sạch và tươi lâu.</text:span></text:p>
      <text:p text:style-name="P4"><text:span text:style-name="T4">3) Trường: ………………………………………………………………… Điện thoại: ……………………..</text:span></text:p>
      <text:p text:style-name="P4"><text:span text:style-name="T6"><text:s text:c="5"/></text:span><text:span text:style-name="T4">Địa chỉ: ……………………………………………………………………………………………………..</text:span></text:p>
      <text:p text:style-name="P2"><text:span text:style-name="T9"><text:s text:c="5"/></text:span>Huyện: ………………………………………………………………….Tỉnh/Thành phố:…………………</text:p>
      <text:p text:style-name="P4"><text:span text:style-name="T4">4) Người bảo trợ: </text:span>Nguyễn Minh Hùng</text:p>
      <text:p text:style-name="P4"><text:span text:style-name="T6"><text:s text:c="4"/></text:span><text:span text:style-name="T4">Điện thoại/email </text:span><text:a xlink:type="simple" xlink:href="mailto:hoalinhthao@yahoo.com%20/%200914.022.109" text:style-name="Internet_20_link" text:visited-style-name="Visited_20_Internet_20_Link"><text:span text:style-name="Internet_20_link"><text:span text:style-name="T10">hoalinhthao@yahoo.com / </text:span></text:span></text:a><text:a xlink:type="simple" xlink:href="mailto:hoalinhthao@yahoo.com%20/%200914.022.109" text:style-name="Internet_20_link" text:visited-style-name="Visited_20_Internet_20_Link"><text:span text:style-name="Internet_20_link">0914.022.109</text:span></text:a></text:p>
      <text:p text:style-name="P4"><draw:frame draw:style-name="fr1" draw:name="Frame1" text:anchor-type="char" svg:x="3.5772in" svg:y="0.0256in" svg:width="0.1591in" svg:height="0.1598in" draw:z-index="0"><draw:text-box><text:p text:style-name="P5"/></draw:text-box></draw:frame><text:span text:style-name="T4">5) Dự án này có tiếp tục từ năm trước không? <text:s text:c="16"/>Có <text:s text:c="12"/></text:span><text:span text:style-name="T12"></text:span><text:span text:style-name="T8"> <text:s text:c="2"/>Không</text:span></text:p>
      <text:p text:style-name="P4"><text:span text:style-name="T7"><text:s text:c="3"/></text:span><text:span text:style-name="T8"><text:tab/>Nếu có:</text:span></text:p>
      <text:p text:style-name="P4"><draw:frame draw:style-name="fr1" draw:name="Frame2" text:anchor-type="char" svg:x="2.5327in" svg:y="0.0193in" svg:width="0.1591in" svg:height="0.1598in" draw:z-index="2"><draw:text-box><text:p text:style-name="P5"/></draw:text-box></draw:frame><draw:frame draw:style-name="fr1" draw:name="Frame3" text:anchor-type="char" svg:x="1.4453in" svg:y="0.0193in" svg:width="0.1591in" svg:height="0.1598in" draw:z-index="1"><draw:text-box><text:p text:style-name="P5"/></draw:text-box></draw:frame><text:span text:style-name="T7"> <text:s text:c="4"/></text:span><text:span text:style-name="T8"><text:tab/>a) Đính kèm <text:s text:c="7"/></text:span><text:span text:style-name="T2">Tóm tắt</text:span><text:span text:style-name="T8"> và <text:s text:c="7"/></text:span><text:span text:style-name="T2">Kế hoạch nghiên</text:span><text:span text:style-name="T8"> </text:span><text:span text:style-name="T2">cứu</text:span><text:span text:style-name="T8"> của năm trước</text:span></text:p>
      <text:p text:style-name="P6"><draw:frame draw:style-name="fr1" draw:name="Frame4" text:anchor-type="char" svg:x="5.1665in" svg:y="0.0209in" svg:width="0.1591in" svg:height="0.1598in" draw:z-index="3"><draw:text-box><text:p text:style-name="P5"/></draw:text-box></draw:frame><text:span text:style-name="T4"><text:tab/>b) Giải thích sự khác và mới của dự án này so với năm trước trong <text:s text:c="9"/></text:span><text:span text:style-name="T1">Phiếu dự án tiếp tục (7)</text:span></text:p>
      <text:p text:style-name="P6"><text:span text:style-name="T4">6) </text:span><text:span text:style-name="T1">Năm nay</text:span><text:span text:style-name="T4">, thí nghiệm/thu thập số liệu trong khoảng thời gian: (Phải nêu rõ ngày/tháng/năm)</text:span></text:p>
      <text:p text:style-name="P4"><text:span text:style-name="T7"><text:s text:c="4"/></text:span><text:span text:style-name="T8">Ngày bắt đầu: 10/2014 <text:tab/><text:tab/>Ngày kết thúc: 3/2015</text:span></text:p>
      <text:p text:style-name="P6"><text:span text:style-name="T4">7) Bạn sẽ tiến hành thí nghiệm ở đâu? (Đánh dấu tất cả những nơi thích hợp)</text:span></text:p>
      <text:p text:style-name="P4"><draw:frame draw:style-name="fr1" draw:name="Frame5" text:anchor-type="char" svg:x="5.8236in" svg:y="0.0272in" svg:width="0.1591in" svg:height="0.1598in" draw:z-index="6"><draw:text-box><text:p text:style-name="P5"/></draw:text-box></draw:frame><draw:frame draw:style-name="fr1" draw:name="Frame6" text:anchor-type="char" svg:x="3.7783in" svg:y="0.0272in" svg:width="0.1591in" svg:height="0.1598in" draw:z-index="5"><draw:text-box><text:p text:style-name="P5"/></draw:text-box></draw:frame><draw:frame draw:style-name="fr1" draw:name="Frame7" text:anchor-type="char" svg:x="0.3083in" svg:y="0.0102in" svg:width="0.1591in" svg:height="0.1598in" draw:z-index="4"><draw:text-box><text:p text:style-name="P5"/></draw:text-box></draw:frame><text:span text:style-name="T8"><text:tab/>Cơ quan nghiên cứu <text:s text:c="5"/></text:span><text:span text:style-name="T12"></text:span><text:span text:style-name="T8"> Trường học <text:s text:c="3"/><text:tab/><text:tab/>Thực địa<text:tab/> <text:s/></text:span><text:span text:style-name="T12"></text:span><text:span text:style-name="T8"> <text:s/>Ở nhà <text:s text:c="3"/><text:tab/> Nơi khác……….</text:span></text:p>
      <text:p text:style-name="P6"><text:span text:style-name="T4">8) Liêt kê tên và địa chỉ của tất cả những nơi làm việc ngoài nhà trường:</text:span></text:p>
      <text:p text:style-name="P4"><text:span text:style-name="T7"><text:s text:c="7"/></text:span><text:span text:style-name="T8">a) Tên đơn vị: ………………………………………………………………………………………..........</text:span></text:p>
      <text:p text:style-name="P6"><text:span text:style-name="T4"><text:tab/>Địa chỉ: …………………………………………………………………………………………………</text:span></text:p>
      <text:p text:style-name="P6"><text:span text:style-name="T4"><text:tab/>Điện thoại: ……………………………………………………………………………………………..</text:span></text:p>
      <text:p text:style-name="P4"><text:span text:style-name="T7"><text:s text:c="7"/></text:span><text:span text:style-name="T8">b) Tên đơn vị: …………………………………………………………………………………………….</text:span></text:p>
      <text:p text:style-name="P6"><text:span text:style-name="T4"><text:tab/>Địa chỉ: …………………………………………………………………………………………………</text:span></text:p>
      <text:p text:style-name="P6"><text:span text:style-name="T4"><text:tab/>Điện thoại: ……………………………………………………………………………………………..</text:span></text:p>
      <text:p text:style-name="P6"><draw:frame draw:style-name="fr1" draw:name="Frame8" text:anchor-type="char" svg:x="0.3083in" svg:y="0.0154in" svg:width="0.1591in" svg:height="0.1598in" draw:z-index="7"><draw:text-box><text:p text:style-name="P5"/></draw:text-box></draw:frame><text:span text:style-name="T4">9) <text:tab/>Kế hoạch nghiên cứu kèm theo </text:span></text:p>
      <text:p text:style-name="P6"><draw:frame draw:style-name="fr1" draw:name="Frame9" text:anchor-type="char" svg:x="0.3083in" svg:y="0.0299in" svg:width="0.1591in" svg:height="0.1598in" draw:z-index="8"><draw:text-box><text:p text:style-name="P5"/></draw:text-box></draw:frame><text:span text:style-name="T4">10) <text:tab/>Bản tóm tắt dự án sau khi thí nghiệm kèm theo</text:span></text:p>
      <text:p text:style-name="P3"><text:tab/><text:tab/><text:tab/><text:tab/><text:tab/><text:tab/><text:tab/><text:tab/>……, Ngày ……tháng …… năm ……..</text:p>
      <text:p text:style-name="P3"><text:tab/><text:tab/><text:tab/><text:tab/><text:tab/><text:tab/><text:tab/><text:tab/><text:tab/><text:tab/>Nhóm trưởng</text:p>
      <text:p text:style-name="P3"/>
      <text:p text:style-name="P3"/>
      <text:p text:style-name="P3"/>
      <text:p text:style-name="P3"/>
      <text:p text:style-name="P6"><text:span text:style-name="T4"><text:tab/><text:tab/><text:tab/><text:tab/><text:tab/><text:tab/><text:tab/><text:tab/>Họ và tên: </text:span>Nguyễn Thị Thảo Sương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text-align="center" style:justify-single-word="false" fo:orphans="2" fo:widows="2" style:writing-mode="lr-tb"/>
      <style:text-properties fo:color="#000000" style:font-name="Times New Roman" fo:font-family="'Times New Roman'" style:font-family-generic="roman" style:font-pitch="variable" fo:font-size="14pt" fo:language="en" fo:country="US"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0" style:layout-grid-base-height="0.2646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guyen Xuan Thanh</meta:initial-creator>
    <meta:creation-date>2013-06-02T18:05:00</meta:creation-date>
    <dc:date>2016-12-12T08:10:12.061275171</dc:date>
    <meta:editing-cycles>5</meta:editing-cycles>
    <meta:editing-duration>PT38M32S</meta:editing-duration>
    <meta:document-statistic meta:table-count="0" meta:image-count="0" meta:object-count="0" meta:page-count="1" meta:paragraph-count="30" meta:word-count="271" meta:character-count="1749" meta:non-whitespace-character-count="1346"/>
    <meta:generator>LibreOffice/5.2.3.3$Linux_X86_64 LibreOffice_project/20m0$Build-3</meta:generator>
  </office:meta>
</office:document-meta>
</file>